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Pour <text:span text:style-name="Strong_20_Emphasis">HTML, CSS et JavaScript</text:span>, voici la structure des fichiers à coder pour ton mini réseau social :</text:p>
      <text:p text:style-name="Horizontal_20_Line"/>
      <text:h text:style-name="Heading_20_2" text:outline-level="2"><text:span text:style-name="Strong_20_Emphasis">📂 Fichiers HTML / Front-end à coder</text:span></text:h>
      <text:p text:style-name="Text_20_body">✅ <text:span text:style-name="Strong_20_Emphasis">1. </text:span><text:span text:style-name="Strong_20_Emphasis"><text:span text:style-name="Source_20_Text">index.php</text:span></text:span> → Page d’accueil (affichage des posts)<text:line-break/>✅ <text:span text:style-name="Strong_20_Emphasis">2. </text:span><text:span text:style-name="Strong_20_Emphasis"><text:span text:style-name="Source_20_Text">register.php</text:span></text:span> → Inscription<text:line-break/>✅ <text:span text:style-name="Strong_20_Emphasis">3. </text:span><text:span text:style-name="Strong_20_Emphasis"><text:span text:style-name="Source_20_Text">login.php</text:span></text:span> → Connexion<text:line-break/>✅ <text:span text:style-name="Strong_20_Emphasis">4. </text:span><text:span text:style-name="Strong_20_Emphasis"><text:span text:style-name="Source_20_Text">profile.php</text:span></text:span> → Profil utilisateur<text:line-break/>✅ <text:span text:style-name="Strong_20_Emphasis">5. </text:span><text:span text:style-name="Strong_20_Emphasis"><text:span text:style-name="Source_20_Text">post.php</text:span></text:span> → Affichage d’un post avec commentaires<text:line-break/>✅ <text:span text:style-name="Strong_20_Emphasis">6. </text:span><text:span text:style-name="Strong_20_Emphasis"><text:span text:style-name="Source_20_Text">edit_profile.php</text:span></text:span> → Modifier son profil</text:p>
      <text:p text:style-name="Text_20_body">💡 <text:span text:style-name="Strong_20_Emphasis">Remarque</text:span> : On utilise <text:span text:style-name="Source_20_Text">.php</text:span> au lieu de <text:span text:style-name="Source_20_Text">.html</text:span> car on aura besoin d’afficher du contenu dynamique depuis la base de données.</text:p>
      <text:p text:style-name="Horizontal_20_Line"/>
      <text:h text:style-name="Heading_20_2" text:outline-level="2"><text:span text:style-name="Strong_20_Emphasis">📂 Fichiers CSS (Style &amp; Design)</text:span></text:h>
      <text:p text:style-name="Text_20_body">✅ <text:span text:style-name="Strong_20_Emphasis">1. </text:span><text:span text:style-name="Strong_20_Emphasis"><text:span text:style-name="Source_20_Text">style.css</text:span></text:span> → Fichier principal pour le design du site<text:line-break/>✅ <text:span text:style-name="Strong_20_Emphasis">2. </text:span><text:span text:style-name="Strong_20_Emphasis"><text:span text:style-name="Source_20_Text">responsive.css</text:span></text:span> (optionnel) → Pour adapter le site au mobile</text:p>
      <text:p text:style-name="Text_20_body">💡 <text:span text:style-name="Strong_20_Emphasis">Tu peux utiliser TailwindCSS ou Bootstrap</text:span> pour gagner du temps.</text:p>
      <text:p text:style-name="Horizontal_20_Line"/>
      <text:h text:style-name="Heading_20_2" text:outline-level="2"><text:span text:style-name="Strong_20_Emphasis">📂 Fichiers JavaScript (Dynamique &amp; Interactions)</text:span></text:h>
      <text:p text:style-name="Text_20_body">✅ <text:span text:style-name="Strong_20_Emphasis">1. </text:span><text:span text:style-name="Strong_20_Emphasis"><text:span text:style-name="Source_20_Text">script.js</text:span></text:span> → Fichier JS principal<text:line-break/>✅ <text:span text:style-name="Strong_20_Emphasis">2. </text:span><text:span text:style-name="Strong_20_Emphasis"><text:span text:style-name="Source_20_Text">like.js</text:span></text:span> → Pour gérer les likes avec AJAX<text:line-break/>✅ <text:span text:style-name="Strong_20_Emphasis">3. </text:span><text:span text:style-name="Strong_20_Emphasis"><text:span text:style-name="Source_20_Text">comment.js</text:span></text:span> → Pour poster des commentaires sans recharger la page<text:line-break/>✅ <text:span text:style-name="Strong_20_Emphasis">4. </text:span><text:span text:style-name="Strong_20_Emphasis"><text:span text:style-name="Source_20_Text">profile.js</text:span></text:span> → Pour modifier la bio et la photo de profil en direct</text:p>
      <text:p text:style-name="Text_20_body">💡 <text:span text:style-name="Strong_20_Emphasis">Pourquoi utiliser JavaScript (AJAX) ?</text:span></text:p>
      <text:list xml:id="list4252262091" text:style-name="L1">
        <text:list-item>
          <text:p text:style-name="P1"><text:span text:style-name="Strong_20_Emphasis">Évite de recharger la page</text:span> après un like ou un commentaire.</text:p>
        </text:list-item>
        <text:list-item>
          <text:p text:style-name="P1"><text:span text:style-name="Strong_20_Emphasis">Améliore l’expérience utilisateur</text:span> avec des animations.</text:p>
        </text:list-item>
      </text:list>
      <text:p text:style-name="Horizontal_20_Line"/>
      <text:h text:style-name="Heading_20_2" text:outline-level="2"><text:span text:style-name="Strong_20_Emphasis">📌 Organisation des dossiers</text:span></text:h>
      <text:p text:style-name="Text_20_body">📂 <text:span text:style-name="Strong_20_Emphasis">Projet</text:span><text:line-break/>├── 📁 <text:span text:style-name="Source_20_Text">css/</text:span> (Style)<text:line-break/>│ ├── <text:span text:style-name="Source_20_Text">style.css</text:span><text:line-break/>│ ├── <text:span text:style-name="Source_20_Text">responsive.css</text:span><text:line-break/>├── 📁 <text:span text:style-name="Source_20_Text">js/</text:span> (Interactions)<text:line-break/>│ ├── <text:span text:style-name="Source_20_Text">script.js</text:span><text:line-break/><text:soft-page-break/>│ ├── <text:span text:style-name="Source_20_Text">like.js</text:span><text:line-break/>│ ├── <text:span text:style-name="Source_20_Text">comment.js</text:span><text:line-break/>├── 📁 <text:span text:style-name="Source_20_Text">uploads/</text:span> (Images de profil &amp; posts)<text:line-break/>├── 📁 <text:span text:style-name="Source_20_Text">php/</text:span> (Scripts backend)<text:line-break/>│ ├── <text:span text:style-name="Source_20_Text">add_post.php</text:span><text:line-break/>│ ├── <text:span text:style-name="Source_20_Text">add_comment.php</text:span><text:line-break/>│ ├── <text:span text:style-name="Source_20_Text">like_post.php</text:span><text:line-break/>├── <text:span text:style-name="Source_20_Text">index.php</text:span> (Accueil)<text:line-break/>├── <text:span text:style-name="Source_20_Text">login.php</text:span> (Connexion)<text:line-break/>├── <text:span text:style-name="Source_20_Text">register.php</text:span> (Inscription)<text:line-break/>├── <text:span text:style-name="Source_20_Text">profile.php</text:span> (Profil utilisateur)<text:line-break/>├── <text:span text:style-name="Source_20_Text">post.php</text:span> (Un post avec commentaires)</text:p>
      <text:p text:style-name="Horizontal_20_Line"/>
      <text:h text:style-name="Heading_20_2" text:outline-level="2"><text:span text:style-name="Strong_20_Emphasis">📌 Conclusion</text:span></text:h>
      <text:p text:style-name="Text_20_body">🔹 <text:span text:style-name="Strong_20_Emphasis">HTML</text:span> : Environ <text:span text:style-name="Strong_20_Emphasis">6 à 7 pages principales</text:span><text:line-break/>🔹 <text:span text:style-name="Strong_20_Emphasis">CSS</text:span> : 1 à 2 fichiers pour le style<text:line-break/>🔹 <text:span text:style-name="Strong_20_Emphasis">JavaScript</text:span> : 3 à 4 fichiers pour les interaction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4-07T13:35:18.855543532</meta:creation-date>
    <dc:date>2025-04-07T13:36:20.390198232</dc:date>
    <meta:editing-duration>PT1M1S</meta:editing-duration>
    <meta:editing-cycles>1</meta:editing-cycles>
    <meta:document-statistic meta:table-count="0" meta:image-count="0" meta:object-count="0" meta:page-count="2" meta:paragraph-count="16" meta:word-count="304" meta:character-count="1744" meta:non-whitespace-character-count="1458"/>
    <meta:generator>LibreOffice/6.4.7.2$Linux_X86_64 LibreOffice_project/40$Build-2</meta:generator>
  </office:meta>
</office:document-meta>
</file>